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style:font-size-asian="15pt" style:font-size-complex="15pt"/>
    </style:style>
    <style:style style:name="P2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style:font-size-asian="15pt" style:font-size-complex="15pt"/>
    </style:style>
    <style:style style:name="P3" style:family="paragraph" style:parent-style-name="Standard">
      <loext:graphic-properties draw:fill="none"/>
      <style:paragraph-properties fo:margin-left="3.9cm" fo:margin-right="2.9cm" fo:text-indent="1.199cm" style:auto-text-indent="false" fo:background-color="transparent"/>
      <style:text-properties fo:font-size="15pt" officeooo:paragraph-rsid="00113f1d" style:font-size-asian="15pt" style:font-size-complex="15pt"/>
    </style:style>
    <style:style style:name="P4" style:family="paragraph" style:parent-style-name="Standard" style:master-page-name="">
      <loext:graphic-properties draw:fill="none"/>
      <style:paragraph-properties fo:margin-left="3.9cm" fo:margin-right="2.9cm" fo:text-indent="1.199cm" style:auto-text-indent="false" style:page-number="auto" fo:background-color="transparent"/>
      <style:text-properties fo:font-size="15pt" officeooo:paragraph-rsid="00113f1d" style:font-size-asian="15pt" style:font-size-complex="15pt"/>
    </style:style>
    <style:style style:name="P5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6" style:family="paragraph" style:parent-style-name="Standard" style:master-page-name="">
      <loext:graphic-properties draw:fill="none"/>
      <style:paragraph-properties fo:margin-left="1.799cm" fo:margin-right="2.9cm" fo:text-indent="1.199cm" style:auto-text-indent="false" style:page-number="auto" fo:background-color="transparent"/>
      <style:text-properties fo:font-size="15pt" officeooo:rsid="00113f1d" officeooo:paragraph-rsid="00113f1d" style:font-size-asian="15pt" style:font-size-complex="15pt"/>
    </style:style>
    <style:style style:name="P7" style:family="paragraph" style:parent-style-name="Standard">
      <loext:graphic-properties draw:fill="none"/>
      <style:paragraph-properties fo:margin-left="1.799cm" fo:margin-right="2.9cm" fo:text-indent="1.199cm" style:auto-text-indent="false" fo:background-color="transparent"/>
      <style:text-properties fo:font-size="15pt" officeooo:rsid="00113f1d" officeooo:paragraph-rsid="00113f1d" style:font-size-asian="15pt" style:font-size-complex="15pt"/>
    </style:style>
    <style:style style:name="T1" style:family="text">
      <style:text-properties officeooo:rsid="00113f1d"/>
    </style:style>
    <style:style style:name="T2" style:family="text">
      <style:text-properties officeooo:rsid="0012c8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1">Atividades 4º séries</text:span></text:p>
      <text:p text:style-name="P2"/>
      <text:p text:style-name="P5">As atividades das <text:span text:style-name="T2">4</text:span>º séries consistiram em uma breve abordagem de como funciona o computador, onde foi visto um vídeo de animação explicando funcionamento do computador e a desmontagem de um computador antigo estragado que se encontra na sala de informática.</text:p>
      <text:p text:style-name="P5">A atividade de desmontar o computador consistiu em tirar os componentes do comutador e os alunos poderem manuseá-los.</text:p>
      <text:p text:style-name="P5">Os alunos copiaram uma base teórica sobre os periféricos dos computadores (periféricos de entrada, saída e externos) e uma base sobre software livre, na qual será trabalhado a criação de slides, digitação de textos e pesquisas em cima deste conteúdo.</text:p>
      <text:p text:style-name="P7"/>
      <text:p text:style-name="P4"><text:s/><text:span text:style-name="T1">Atividades 4º séries</text:span></text:p>
      <text:p text:style-name="P3"/>
      <text:p text:style-name="P5">As atividades das <text:span text:style-name="T2">4</text:span>º séries consistiram em uma breve abordagem de como funciona o computador, onde foi visto um vídeo de animação explicando funcionamento do computador e a desmontagem de um computador antigo estragado que se encontra na sala de informática.</text:p>
      <text:p text:style-name="P5">A atividade de desmontar o computador consistiu em tirar os componentes do comutador e os alunos poderem manuseá-los.</text:p>
      <text:p text:style-name="P7">Os alunos copiaram uma base teórica sobre os periféricos dos computadores (periféricos de entrada, saída e externos) e uma base sobre software livre, na qual será trabalhado a criação de slides, digitação de textos e pesquisas em cima deste conteú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48:27.844000000</meta:creation-date>
    <dc:date>2016-04-28T13:56:46.936000000</dc:date>
    <meta:editing-duration>PT8M21S</meta:editing-duration>
    <meta:editing-cycles>2</meta:editing-cycles>
    <meta:generator>LibreOffice/5.1.2.2$Windows_x86 LibreOffice_project/d3bf12ecb743fc0d20e0be0c58ca359301eb705f</meta:generator>
    <meta:print-date>2016-04-28T13:55:57.468000000</meta:print-date>
    <meta:document-statistic meta:table-count="0" meta:image-count="0" meta:object-count="0" meta:page-count="1" meta:paragraph-count="8" meta:word-count="204" meta:character-count="1292" meta:non-whitespace-character-count="1094"/>
  </office:meta>
</office:document-meta>
</file>